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rsid="000eebf1" officeooo:paragraph-rsid="000eebf1"/>
    </style:style>
    <style:style style:name="P3" style:family="paragraph" style:parent-style-name="Standard">
      <style:text-properties officeooo:rsid="0010bea6" officeooo:paragraph-rsid="0010bea6"/>
    </style:style>
    <style:style style:name="P4" style:family="paragraph" style:parent-style-name="Standard">
      <style:text-properties officeooo:rsid="001157d0" officeooo:paragraph-rsid="001157d0"/>
    </style:style>
    <style:style style:name="P5" style:family="paragraph" style:parent-style-name="Standard">
      <style:text-properties officeooo:rsid="0013fb45" officeooo:paragraph-rsid="0013fb45"/>
    </style:style>
    <style:style style:name="P6" style:family="paragraph" style:parent-style-name="Standard">
      <style:text-properties officeooo:paragraph-rsid="0016c2d3"/>
    </style:style>
    <style:style style:name="P7"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8"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sian="Times New Roman1"/>
    </style:style>
    <style:style style:name="P9" style:family="paragraph" style:parent-style-name="Standard" style:master-page-name="Standard">
      <style:paragraph-properties fo:text-align="end" style:justify-single-word="false" style:page-number="auto"/>
    </style:style>
    <style:style style:name="P10" style:family="paragraph" style:parent-style-name="Standard">
      <style:text-properties officeooo:rsid="0013fb45" officeooo:paragraph-rsid="0016c2d3"/>
    </style:style>
    <style:style style:name="P11"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sian="Times New Roman1"/>
    </style:style>
    <style:style style:name="P12" style:family="paragraph" style:parent-style-name="HTML_20_Preformatted">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asian="Times New Roman1"/>
    </style:style>
    <style:style style:name="T4" style:family="text">
      <style:text-properties officeooo:rsid="0013fb45" style:font-name-asian="Times New Roman1"/>
    </style:style>
    <style:style style:name="T5" style:family="text">
      <style:text-properties fo:font-weight="bold" style:font-name-asian="Times New Roman1" style:font-weight-asian="bold"/>
    </style:style>
    <style:style style:name="T6" style:family="text">
      <style:text-properties fo:font-weight="bold" officeooo:rsid="0015a059" style:font-name-asian="Times New Roman1" style:font-weight-asian="bold"/>
    </style:style>
    <style:style style:name="T7" style:family="text">
      <style:text-properties officeooo:rsid="0010bea6"/>
    </style:style>
    <style:style style:name="T8" style:family="text">
      <style:text-properties officeooo:rsid="001157d0"/>
    </style:style>
    <style:style style:name="T9" style:family="text">
      <style:text-properties officeooo:rsid="00128de1"/>
    </style:style>
    <style:style style:name="T10" style:family="text">
      <style:text-properties officeooo:rsid="001702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rsh Chauhan</text:p>
      <text:p text:style-name="P1">CS 321 spring 2015</text:p>
      <text:p text:style-name="P1">Assignment 1</text:p>
      <text:p text:style-name="P1">2/4/2015</text:p>
      <text:p text:style-name="Standard"/>
      <text:p text:style-name="P2">A) <text:s/><text:span text:style-name="T7">A classic example of compromising between two Operating system design goals is the Monolithic Kernel which has a larger kernel code-base and is aimed at increasing speed by reducing the number of kernel-user boundary crossings. On the other hand, the micro-kernel has a minimum code-base that is designed to improve reliability and security by reducing the chance of catastrophic bugs from running with high privileges. However,the added kernel-user boundary crossings add considerable time wastage. </text:span></text:p>
      <text:p text:style-name="P3">B) <text:span text:style-name="T8">Yes, the write system call can return a number less than the bytes that have been passed to it. This occurs in two circumstance:</text:span></text:p>
      <text:p text:style-name="P4"><text:tab/>i) A negative return value indicates that an error had occurred while trying to write data.</text:p>
      <text:p text:style-name="P4"><text:tab/>ii) End of file is encountered before the specified number of bytes has been read. <text:s/>This results in positive return value that is smaller than the bytes passed.</text:p>
      <text:p text:style-name="P4">C) <text:span text:style-name="T9">The two transitions not shown in the process state diagram are Ready-Blocked and Blocked-Running. In theory it is possible to have a process transition from blocked-running, the simplest scenario being a program waiting for a blocking operation ( eg. Read) to complete. This operation then completes at the same moment that the scheduler is looking for the next program to run and it picks the process which has just completed it blocking command. Nothing obvious comes to mind for Read-Blocked.</text:span></text:p>
      <text:p text:style-name="P5">D) A thread behaves in the same manner as a process and like every process, each thread has its own set of values in the registers and when the thread is stopped it must have space to save its registers. Thus, since each tread has it sown register save area, it appears that every thread gets its own registers whereas in actuality all it gets is an area to store its register values so that these can be restored when the thread is put back into a running state.</text:p>
      <text:p text:style-name="P10">E) If a process running in user mode wants to access a system call then it issues a special instruction known as a trap instruction. The operating system then figures out what the process wants by inspecting the parameters of the trap instruction. The operating system then executes the system call and returns control to the process at the instruction following the system call. From the point of view of the calling process, <text:s/>making a system call is indistinguishable from making a regular function call. </text:p>
      <text:p text:style-name="P6"><text:soft-page-break/>F) </text:p>
      <text:p text:style-name="HTML_20_Preformatted"><text:span text:style-name="T1">1) <text:tab/> <text:s/></text:span><text:span text:style-name="T2">pid_t p = fork();</text:span></text:p>
      <text:p text:style-name="P8"><text:tab/>if (p)</text:p>
      <text:p text:style-name="P8"><text:tab/>{</text:p>
      <text:p text:style-name="P8"><text:s text:c="3"/><text:tab/> if (p &lt; 0) _exit(1);</text:p>
      <text:p text:style-name="P8"><text:s text:c="9"/>waitpid(p, &amp;dummystatus, 0);</text:p>
      <text:p text:style-name="P8"><text:tab/>}</text:p>
      <text:p text:style-name="P8"><text:tab/>else</text:p>
      <text:p text:style-name="P8"><text:tab/>{</text:p>
      <text:p text:style-name="P7"><text:span text:style-name="T3"><text:s/><text:tab/> <text:s text:c="2"/>_exit(0); <text:s text:c="7"/>// &lt;==== <text:s text:c="3"/></text:span><text:span text:style-name="T5">program exits with no error code</text:span><text:span text:style-name="T3"> </text:span></text:p>
      <text:p text:style-name="P8"><text:tab/>}</text:p>
      <text:p text:style-name="P8"><text:tab/>write(1, "DONE\n", 5);</text:p>
      <text:p text:style-name="P8"><text:tab/>_exit(0);</text:p>
      <text:p text:style-name="P8"/>
      <text:p text:style-name="P8"/>
      <text:p text:style-name="P12">2)<text:tab/> pid_t p = fork();</text:p>
      <text:p text:style-name="P8"><text:tab/>if (p)</text:p>
      <text:p text:style-name="P8"><text:tab/>{</text:p>
      <text:p text:style-name="P8"><text:s text:c="4"/><text:tab/> <text:s/>if (p &lt; 0) _exit(1);</text:p>
      <text:p text:style-name="P8"><text:s text:c="3"/><text:tab/> <text:s/>int dummystatus;</text:p>
      <text:p text:style-name="P8"><text:s text:c="4"/><text:tab/> <text:s/>waitpid(p, &amp;dummystatus, 0);</text:p>
      <text:p text:style-name="P8"><text:tab/>}</text:p>
      <text:p text:style-name="P8"><text:tab/>else</text:p>
      <text:p text:style-name="P8"><text:tab/>{</text:p>
      <text:p text:style-name="P7"><text:span text:style-name="T3"><text:s text:c="4"/><text:tab/> // HOWDY! <text:s text:c="7"/>// </text:span><text:span text:style-name="T5">&lt;==== prints DONE onto the screen </text:span><text:span text:style-name="T6">and exits</text:span></text:p>
      <text:p text:style-name="P8"><text:tab/>}</text:p>
      <text:p text:style-name="P8"><text:tab/>write(1, "DONE\n", 5);</text:p>
      <text:p text:style-name="P8"><text:tab/>_exit(0);</text:p>
      <text:p text:style-name="P8"/>
      <text:p text:style-name="P12">3) <text:tab/>pid_t p = fork();</text:p>
      <text:p text:style-name="P8"><text:tab/>if (p)</text:p>
      <text:p text:style-name="P8"><text:tab/>{</text:p>
      <text:p text:style-name="P8"><text:tab/> <text:s text:c="3"/>if (p &lt; 0) _exit(1);</text:p>
      <text:p text:style-name="P8"><text:tab/> <text:s text:c="3"/>int dummystatus;</text:p>
      <text:p text:style-name="P8"><text:tab/> <text:s text:c="3"/>waitpid(p, &amp;dummystatus, 0);</text:p>
      <text:p text:style-name="P8"><text:tab/>}</text:p>
      <text:p text:style-name="P8"><text:tab/>else</text:p>
      <text:p text:style-name="P8"><text:tab/>{</text:p>
      <text:p text:style-name="P7"><text:span text:style-name="T3"><text:tab/> <text:s text:c="3"/>while (true) {} <text:s/>// &lt;==== </text:span><text:span text:style-name="T5">hangs due to infinite loop</text:span><text:span text:style-name="T3"> </text:span></text:p>
      <text:p text:style-name="P8"><text:tab/>}</text:p>
      <text:p text:style-name="P8"><text:tab/>write(1, "DONE\n", 5);</text:p>
      <text:p text:style-name="P8"><text:tab/>_exit(0);</text:p>
      <text:p text:style-name="P8"/>
      <text:p text:style-name="P7"><text:span text:style-name="T3">G) Microkernels are designed to have a minimum code base and thus the major job of the kernel is to authenticate system calls. This leads to a large number of user-kernel boundary crossings causing slowness. Switching to a monolithic kernel, allows system calls to be implemented witin </text:span><text:soft-page-break/><text:span text:style-name="T3">the Kernel </text:span><text:span text:style-name="T4">code-base</text:span><text:span text:style-name="T3">, thus getting rid of all the unnecessary overhead involved with sending an answer back to the OS for every system call. </text:span></text:p>
      <text:p text:style-name="P8"/>
      <text:p text:style-name="P8">H) </text:p>
      <text:p text:style-name="P8">1)<text:tab/>pid_t p = fork();</text:p>
      <text:p text:style-name="P8"><text:tab/>if(p==0) // Child process</text:p>
      <text:p text:style-name="P8"><text:tab/>{</text:p>
      <text:p text:style-name="P8"><text:tab/><text:tab/>ssize_t print;</text:p>
      <text:p text:style-name="P8"><text:tab/><text:tab/>print = write(1, “Example test\n”,3); // Execute write only if in the child </text:p>
      <text:p text:style-name="P8"><text:tab/>}</text:p>
      <text:p text:style-name="P8"><text:tab/>else</text:p>
      <text:p text:style-name="P8"><text:tab/>{</text:p>
      <text:p text:style-name="P8"><text:tab/> <text:s text:c="2"/>// continue to do other concurrent tasks here whenever the parent is running </text:p>
      <text:p text:style-name="P8"><text:tab/>}</text:p>
      <text:p text:style-name="P8"><text:tab/>_exit(0);</text:p>
      <text:p text:style-name="P8"/>
      <text:p text:style-name="P8"><text:bookmark text:name="_GoBack"/>2) <text:span text:style-name="T10">Non blocking cannot be implemented in this way since requesting input from hardware causes <text:s/>processor interrupt which would all currently running processes until the interrupt condition has been met. Thus, implementing a read along the same line would require adding an additional waitpid system call. </text:span></text:p>
      <text:p text:style-name="P8"/>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2pt" style:language-asian="en" style:country-asian="US" style:font-name-complex="Times New Roman1" style:font-size-complex="12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2pt" style:language-asian="en" style:country-asian="US"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TML_20_Preformatted" style:display-name="HTML Preformatted" style:family="paragraph" style:parent-style-name="Standard" style:default-outline-level="">
      <style:paragraph-properties fo:margin-top="0in" fo:margin-bottom="0in" style:contextual-spacing="false" fo:line-height="100%"/>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21:30:00</meta:creation-date>
    <meta:initial-creator>achauhan</meta:initial-creator>
    <dc:language>en-US</dc:language>
    <dc:date>2015-02-05T19:13:26.321864733</dc:date>
    <meta:editing-cycles>6</meta:editing-cycles>
    <meta:editing-duration>PT54M23S</meta:editing-duration>
    <meta:generator>LibreOffice/4.2.7.2$Linux_X86_64 LibreOffice_project/420m0$Build-2</meta:generator>
    <meta:document-statistic meta:table-count="0" meta:image-count="0" meta:object-count="0" meta:page-count="3" meta:paragraph-count="64" meta:word-count="676" meta:character-count="4031" meta:non-whitespace-character-count="3276"/>
    <meta:template xlink:type="simple" xlink:actuate="onRequest" xlink:title="Normal" xlink:href=""/>
  </office:meta>
</office:document-meta>
</file>